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ce n’est pas une fonction qui a été écrite, mettre les points corresponda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float" office:value="19.5" calcext:value-type="float">
            <text:p>19.5</text:p>
          </table:table-cell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8:.C17])"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initialisation du tableau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 for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graphiques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chag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19:.C27])" office:value-type="float" office:value="10" calcext:value-type="float">
            <text:p>10</text:p>
          </table:table-cell>
          <table:table-cell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écriture de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boucle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21:52:55.6149766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5-03-18T22:00:20.783960124</dc:date>
    <meta:editing-duration>PT1H40M35S</meta:editing-duration>
    <meta:editing-cycles>24</meta:editing-cycles>
    <meta:generator>LibreOffice/24.2.7.2$Linux_X86_64 LibreOffice_project/420$Build-2</meta:generator>
    <meta:document-statistic meta:table-count="1" meta:cell-count="83" meta:object-count="0"/>
  </office:meta>
</office:document-meta>
</file>